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0b86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0b86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3ee61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50b86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0f0f9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4ccd71" officeooo:paragraph-rsid="004ccd71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0f0f9" officeooo:paragraph-rsid="0040f0f9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0f0f9" officeooo:paragraph-rsid="0040f0f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28dc5" officeooo:paragraph-rsid="0043f1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28dc5" officeooo:paragraph-rsid="00428dc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3f113" officeooo:paragraph-rsid="0043f11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a1a8" officeooo:paragraph-rsid="0045a1a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ccd71" officeooo:paragraph-rsid="004ccd7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b8c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ceb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ccd7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1bf84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2847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b36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0f0f9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3f11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ccd7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fo:font-weight="bold" officeooo:rsid="0040f0f9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" fo:font-size="12pt" fo:font-style="normal" fo:font-weight="bold" officeooo:rsid="0043f113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ejaVu Sans Condensed" fo:font-size="12pt" fo:font-style="normal" fo:font-weight="bold" officeooo:rsid="00545101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officeooo:rsid="003ee61a" style:font-size-asian="12pt" style:font-style-asian="normal" style:font-size-complex="12pt" style:font-style-complex="normal"/>
    </style:style>
    <style:style style:name="T22" style:family="text">
      <style:text-properties style:font-name="DejaVu Sans Condensed" fo:font-size="12pt" fo:font-style="normal" officeooo:rsid="00428dc5" style:font-size-asian="12pt" style:font-style-asian="normal" style:font-size-complex="12pt" style:font-style-complex="normal"/>
    </style:style>
    <style:style style:name="T23" style:family="text">
      <style:text-properties style:font-name="DejaVu Sans Condensed" fo:font-size="12pt" fo:font-style="normal" officeooo:rsid="004ccd71" style:font-size-asian="12pt" style:font-style-asian="normal" style:font-size-complex="12pt" style:font-style-complex="normal"/>
    </style:style>
    <style:style style:name="T24" style:family="text">
      <style:text-properties style:font-name="DejaVu Sans Condensed" fo:font-size="12pt" fo:font-style="normal" officeooo:rsid="0040f0f9" style:font-size-asian="12pt" style:font-style-asian="normal" style:font-size-complex="12pt" style:font-style-complex="normal"/>
    </style:style>
    <style:style style:name="T25" style:family="text">
      <style:text-properties style:font-name="DejaVu Sans Condensed" fo:font-size="12pt" fo:font-style="normal" officeooo:rsid="004fe308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545101" style:font-size-asian="12pt" style:font-style-asian="normal" style:font-size-complex="12pt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3f113" style:font-weight-asian="bold" style:font-weight-complex="bold"/>
    </style:style>
    <style:style style:name="T29" style:family="text">
      <style:text-properties officeooo:rsid="0043f113"/>
    </style:style>
    <style:style style:name="T30" style:family="text">
      <style:text-properties officeooo:rsid="0045a1a8"/>
    </style:style>
    <style:style style:name="T31" style:family="text">
      <style:text-properties officeooo:rsid="004ccd71"/>
    </style:style>
    <style:style style:name="T3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2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5">5</text:span><text:span text:style-name="T7">1</text:span><text:span text:style-name="T9">2</text:span><text:span text:style-name="T3"> - </text:span><text:span text:style-name="T1">A/G</text:span><text:span text:style-name="T2"> - </text:span><text:span text:style-name="T6">AGM-84D </text:span><text:span text:style-name="T4">Harpoon</text:span></text:p>
      <text:p text:style-name="P3"/>
      <text:p text:style-name="P1"><text:span text:style-name="T27">Master Arm</text:span> ... <text:span text:style-name="T27">ON</text:span></text:p>
      <text:p text:style-name="P1"><text:span text:style-name="T27">Master Mode</text:span> ... <text:span text:style-name="T27">A/G</text:span></text:p>
      <text:p text:style-name="P2"/>
      <text:p text:style-name="P6"><text:span text:style-name="T21">AGM-84</text:span><text:span text:style-name="T23">D</text:span><text:span text:style-name="T21"> Harpoon -- </text:span><text:span text:style-name="T25">500 lb warhead, range approx ??, speed approx ?? -- </text:span><text:span text:style-name="T22">WIP, steps unverified</text:span></text:p>
      <text:list text:style-name="L1">
        <text:list-item>
          <text:p text:style-name="P8"><text:span text:style-name="T11">On left MFD, go to </text:span><text:span text:style-name="T16">STORES</text:span><text:span text:style-name="T11"> page, select </text:span><text:span text:style-name="T17">HPD</text:span><text:span text:style-name="T11">.</text:span><text:span text:style-name="T14"> <text:s/>Alignment takes 25 seconds.</text:span></text:p>
        </text:list-item>
        <text:list-item>
          <text:p text:style-name="P9"><text:span text:style-name="T24">S</text:span><text:span text:style-name="T20">et up missile options</text:span><text:span text:style-name="T26"> </text:span><text:span text:style-name="T19">for each missile independently</text:span><text:span text:style-name="T20">:</text:span></text:p>
          <text:list>
            <text:list-item>
              <text:p text:style-name="P8"><text:span text:style-name="T17">MODE</text:span><text:span text:style-name="T12"> OSB, </text:span><text:span text:style-name="T13">delivery mode</text:span><text:span text:style-name="T14">:</text:span></text:p>
              <text:list>
                <text:list-item>
                  <text:p text:style-name="P10"><text:span text:style-name="T15">BOL</text:span><text:span text:style-name="T10"> - Bearing Only Launch, no target designation needed</text:span></text:p>
                </text:list-item>
                <text:list-item>
                  <text:p text:style-name="P10"><text:span text:style-name="T15">R/BL</text:span><text:span text:style-name="T10"> - Range / Bearing Launch, </text:span><text:span text:style-name="T15">requires target designation</text:span><text:span text:style-name="T14"> to enable MODE OSB to switch to this</text:span></text:p>
                </text:list-item>
              </text:list>
            </text:list-item>
            <text:list-item>
              <text:p text:style-name="P8"><text:span text:style-name="T17">FLT</text:span><text:span text:style-name="T11"> OSB, </text:span><text:span text:style-name="T13">cruise altitude</text:span><text:span text:style-name="T12">:</text:span></text:p>
              <text:list>
                <text:list-item>
                  <text:p text:style-name="P10"><text:span text:style-name="T16">H</text:span><text:span text:style-name="T15">IGH</text:span><text:span text:style-name="T10"> - 35000 ft, max range and seeker area</text:span></text:p>
                </text:list-item>
                <text:list-item>
                  <text:p text:style-name="P10"><text:span text:style-name="T15">MED</text:span><text:span text:style-name="T10"> - 15000 ft</text:span></text:p>
                </text:list-item>
                <text:list-item>
                  <text:p text:style-name="P10"><text:span text:style-name="T15">LOW</text:span><text:span text:style-name="T10"> - 5000 ft</text:span></text:p>
                </text:list-item>
              </text:list>
            </text:list-item>
            <text:list-item>
              <text:p text:style-name="P11"><text:span text:style-name="T27">TERM</text:span> OSB, <text:span text:style-name="T29">terminal attack behavior:</text:span></text:p>
              <text:list>
                <text:list-item>
                  <text:p text:style-name="P11"><text:span text:style-name="T27">SKIM</text:span> - After acquiring target, missile flies at 25 ft altitude all the way to impact.</text:p>
                </text:list-item>
                <text:list-item>
                  <text:p text:style-name="P11"><text:span text:style-name="T27">POP</text:span> - After acquiring target, missile does pop-up attack beginning at 5 nmi, up to 500 ft.</text:p>
                </text:list-item>
              </text:list>
            </text:list-item>
            <text:list-item>
              <text:p text:style-name="P8"><text:span text:style-name="T18">SEEK</text:span><text:span text:style-name="T13"> OSB, </text:span><text:span text:style-name="T12">seeker activation distance </text:span><text:span text:style-name="T13">(R/BL mode only)</text:span><text:span text:style-name="T12">:</text:span></text:p>
              <text:list>
                <text:list-item>
                  <text:p text:style-name="P11"><text:span text:style-name="T27">SML</text:span> - 10 km<text:span text:style-name="T31"> (5.4 nmi)</text:span></text:p>
                </text:list-item>
                <text:list-item>
                  <text:p text:style-name="P11"><text:span text:style-name="T27">MED</text:span> - 20 km<text:span text:style-name="T31"> (10.8 nmi)</text:span></text:p>
                </text:list-item>
                <text:list-item>
                  <text:p text:style-name="P11"><text:span text:style-name="T27">LRG</text:span> - 30 km<text:span text:style-name="T31"> (16.2 nmi)</text:span></text:p>
                  <text:list>
                    <text:list-item>
                      <text:p text:style-name="P11"><text:span text:style-name="T27">LEFT</text:span>, <text:span text:style-name="T27">RIGHT</text:span>, <text:span text:style-name="T27">NORM</text:span>, <text:span text:style-name="T27">NEAR</text:span>, <text:span text:style-name="T27">FAR</text:span>??</text:p>
                    </text:list-item>
                  </text:list>
                </text:list-item>
              </text:list>
            </text:list-item>
            <text:list-item>
              <text:p text:style-name="P12"><text:span text:style-name="T28">H</text:span><text:span text:style-name="T27">PTP</text:span> OSB, Harpoon Turn-Point:</text:p>
              <text:list>
                <text:list-item>
                  <text:p text:style-name="P13">When boxed, HPTP sets current waypoint/markpoint (via HSI) as a dogleg point for the missile. <text:s/>If <text:span text:style-name="T29">using BOL mode, distance is relative to HPTP instead of ownship. <text:s/>To change to a different waypoint, unbox, change waypoint, then re-box.</text:span></text:p>
                </text:list-item>
              </text:list>
            </text:list-item>
            <text:list-item>
              <text:p text:style-name="P14"><text:span text:style-name="T27">FXP</text:span> OSB, Fixed-Point <text:span text:style-name="T30">(BOL mode only, cannot be used with HPTP)</text:span>:</text:p>
              <text:list>
                <text:list-item>
                  <text:p text:style-name="P14"><text:span text:style-name="T30">S</text:span>ets a point halfway between Search and Destruct ranges for Harpoon search pattern??</text:p>
                </text:list-item>
              </text:list>
            </text:list-item>
            <text:list-item>
              <text:p text:style-name="P14"><text:span text:style-name="T27">PROG</text:span> OSB, <text:span text:style-name="T30">cycles between 5 saved sets of settings.</text:span></text:p>
            </text:list-item>
            <text:list-item>
              <text:p text:style-name="P15"><text:span text:style-name="T27">UFC</text:span> OSB, additional options on UFC:</text:p>
              <text:list>
                <text:list-item>
                  <text:p text:style-name="P15"><text:span text:style-name="T27">SRCH</text:span> (BOL mode only) - Range from launch point or HPTP that missile will begin active search. <text:s/>0 to 105 nmi.</text:p>
                </text:list-item>
                <text:list-item>
                  <text:p text:style-name="P15"><text:span text:style-name="T27">DSTR</text:span> - Range when missile will self-destruct, SRCH range to 172 nmi.</text:p>
                </text:list-item>
                <text:list-item>
                  <text:p text:style-name="P15"><text:span text:style-name="T27">BRG</text:span> (BOL mode only) - Bearing relative to ownship or HPTP that missile will fly. <text:s/>Not used with FXP option.</text:p>
                </text:list-item>
              </text:list>
            </text:list-item>
            <text:list-item>
              <text:p text:style-name="P15"><text:span text:style-name="T27">HSI page</text:span> will show symbology for Harpoon missile path and waypoints as they're set up. <text:s/>Line indicates flight path, dot on line indicates HPTP, short cross-line is begin search point, X is self-destruct.</text:p>
            </text:list-item>
          </text:list>
        </text:list-item>
        <text:list-item>
          <text:p text:style-name="P16">Minimum launch altitude is 2500 ft.</text:p>
        </text:list-item>
        <text:list-item>
          <text:p text:style-name="P16">If using R/BL, fly toward target designator on HUD. <text:s/>When HUD shows IN RNG, fire with Red Button.</text:p>
        </text:list-item>
        <text:list-item>
          <text:p text:style-name="P16">After launching, turn away to clear missile flight path in case it climb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14.434000000</dc:date>
    <meta:editing-duration>P2DT6H13M27S</meta:editing-duration>
    <meta:editing-cycles>5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0" meta:word-count="423" meta:character-count="2222" meta:non-whitespace-character-count="1862"/>
  </office:meta>
</office:document-meta>
</file>